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2" style:family="graphic" style:parent-style-name="standard">
      <style:graphic-properties draw:stroke="dash" svg:stroke-width="0.017cm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dash" svg:stroke-width="0.026cm" svg:stroke-color="#231f20" draw:fill="solid" draw:fill-color="#ffffff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solid"/>
    </style:style>
    <style:style style:name="gr5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solid" draw:fill-color="#231f2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dash" svg:stroke-width="0.035cm" svg:stroke-color="#000000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2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6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1.22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08cm" svg:stroke-color="#211d1d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4cm" fo:min-width="0.9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36cm" fo:padding-top="0cm" fo:padding-bottom="0cm" fo:padding-left="0cm" fo:padding-right="0cm"/>
    </style:style>
    <style:style style:name="gr24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3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4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4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4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5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style:style style:name="T2" style:family="text">
      <style:text-properties fo:color="#000000" style:font-family-complex="Calibri"/>
    </style:style>
    <style:style style:name="T3" style:family="text">
      <style:text-properties fo:color="#000000" style:font-family-complex="'URW Palladio L'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581cm" svg:height="0.634cm" svg:x="12.499cm" svg:y="12.008cm" svg:viewBox="0 0 1582 635" draw:points="0,635 1582,635 1582,0 0,0">
          <text:p/>
        </draw:polygon>
        <draw:line draw:style-name="gr2" draw:text-style-name="P1" draw:layer="layout" svg:x1="13.29cm" svg:y1="12.008cm" svg:x2="13.29cm" svg:y2="12.643cm">
          <text:p/>
        </draw:line>
        <draw:polygon draw:style-name="gr1" draw:text-style-name="P1" draw:layer="layout" svg:width="1.581cm" svg:height="0.634cm" svg:x="6.962cm" svg:y="12.008cm" svg:viewBox="0 0 1582 635" draw:points="0,635 1582,635 1582,0 0,0">
          <text:p/>
        </draw:polygon>
        <draw:line draw:style-name="gr2" draw:text-style-name="P1" draw:layer="layout" svg:x1="7.753cm" svg:y1="12.008cm" svg:x2="7.753cm" svg:y2="12.643cm">
          <text:p/>
        </draw:line>
        <draw:polygon draw:style-name="gr3" draw:text-style-name="P1" draw:layer="layout" svg:width="1.581cm" svg:height="0.634cm" svg:x="9.731cm" svg:y="12.008cm" svg:viewBox="0 0 1582 635" draw:points="0,635 1582,635 1582,0 0,0">
          <text:p/>
        </draw:polygon>
        <draw:line draw:style-name="gr2" draw:text-style-name="P1" draw:layer="layout" svg:x1="10.522cm" svg:y1="12.008cm" svg:x2="10.522cm" svg:y2="12.643cm">
          <text:p/>
        </draw:line>
        <draw:line draw:style-name="gr2" draw:text-style-name="P1" draw:layer="layout" svg:x1="10.917cm" svg:y1="12.329cm" svg:x2="12.309cm" svg:y2="12.329cm">
          <text:p/>
        </draw:line>
        <draw:polygon draw:style-name="gr4" draw:text-style-name="P1" draw:layer="layout" svg:width="0.217cm" svg:height="0.143cm" svg:x="12.246cm" svg:y="12.257cm" svg:viewBox="0 0 218 144" draw:points="218,72 0,144 51,72 0,0">
          <text:p/>
        </draw:polygon>
        <draw:line draw:style-name="gr5" draw:text-style-name="P1" draw:layer="layout" svg:x1="8.149cm" svg:y1="12.329cm" svg:x2="9.541cm" svg:y2="12.329cm">
          <text:p/>
        </draw:line>
        <draw:polygon draw:style-name="gr6" draw:text-style-name="P1" draw:layer="layout" svg:width="0.219cm" svg:height="0.143cm" svg:x="9.477cm" svg:y="12.257cm" svg:viewBox="0 0 220 144" draw:points="220,72 0,144 52,72 0,0">
          <text:p/>
        </draw:polygon>
        <draw:line draw:style-name="gr5" draw:text-style-name="P1" draw:layer="layout" svg:x1="5.38cm" svg:y1="12.329cm" svg:x2="6.772cm" svg:y2="12.329cm">
          <text:p/>
        </draw:line>
        <draw:polygon draw:style-name="gr6" draw:text-style-name="P1" draw:layer="layout" svg:width="0.217cm" svg:height="0.143cm" svg:x="6.709cm" svg:y="12.257cm" svg:viewBox="0 0 218 144" draw:points="218,72 0,144 51,72 0,0">
          <text:p/>
        </draw:polygon>
        <draw:frame draw:style-name="gr7" draw:text-style-name="P3" draw:layer="layout" svg:width="0.264cm" svg:height="0.42cm" svg:x="6.684cm" svg:y="11.949cm">
          <draw:text-box>
            <text:p text:style-name="P2"><text:span text:style-name="T1">A</text:span></text:p>
          </draw:text-box>
        </draw:frame>
        <draw:frame draw:style-name="gr8" draw:text-style-name="P3" draw:layer="layout" svg:width="0.252cm" svg:height="0.42cm" svg:x="9.467cm" svg:y="11.949cm">
          <draw:text-box>
            <text:p text:style-name="P2"><text:span text:style-name="T1">B</text:span></text:p>
          </draw:text-box>
        </draw:frame>
        <draw:frame draw:style-name="gr9" draw:text-style-name="P3" draw:layer="layout" svg:width="0.256cm" svg:height="0.42cm" svg:x="12.221cm" svg:y="11.949cm">
          <draw:text-box>
            <text:p text:style-name="P2"><text:span text:style-name="T1">C</text:span></text:p>
          </draw:text-box>
        </draw:frame>
      </draw:page>
      <draw:page draw:name="page2" draw:style-name="dp1" draw:master-page-name="Default">
        <draw:polygon draw:style-name="gr10" draw:text-style-name="P4" draw:layer="layout" svg:width="8.408cm" svg:height="4.86cm" svg:x="4.394cm" svg:y="8.684cm" svg:viewBox="0 0 8409 4861" draw:points="0,4861 8409,4861 8409,0 0,0">
          <text:p/>
        </draw:polygon>
        <draw:line draw:style-name="gr11" draw:text-style-name="P4" draw:layer="layout" svg:x1="12.803cm" svg:y1="13.545cm" svg:x2="12.803cm" svg:y2="8.684cm">
          <text:p/>
        </draw:line>
        <draw:path draw:style-name="gr11" draw:text-style-name="P4" draw:layer="layout" svg:width="0.069cm" svg:height="4.862cm" svg:x="12.729cm" svg:y="8.682cm" svg:viewBox="0 0 70 4863" svg:d="m0 4863h70m-70-983h70m-70-952h70m-70-988h70m-70-953h70m-70-987h70">
          <text:p/>
        </draw:path>
        <draw:line draw:style-name="gr11" draw:text-style-name="P4" draw:layer="layout" svg:x1="4.394cm" svg:y1="13.545cm" svg:x2="12.803cm" svg:y2="13.545cm">
          <text:p/>
        </draw:line>
        <draw:path draw:style-name="gr11" draw:text-style-name="P4" draw:layer="layout" svg:width="8.395cm" svg:height="0.069cm" svg:x="4.403cm" svg:y="13.55cm" svg:viewBox="0 0 8396 70" svg:d="m0 0v70m2082-70v70m2116-70v70m2117-70v70m2081-70v70">
          <text:p/>
        </draw:path>
        <draw:path draw:style-name="gr12" draw:text-style-name="P4" draw:layer="layout" svg:width="8.819cm" svg:height="4.298cm" svg:x="4.403cm" svg:y="9.246cm" svg:viewBox="0 0 8820 4299" svg:d="m0 4299h635m0 0h353m0 0h282m0 0 177-30m0 0 176-36m0 0h141m0 0h141m0 0h106m0 0h71m0 0 106-35m0 0h70m0 0h71m0 0 70 35m0 0 71-35m0 0h35m0 0h71m0 0h70m0 0h35m0 0h36m0 0h70m0 0h36m0 0h35m0 0 35-35m0 0 35 35m0 0 36-35m0 0h35m0 0h35m0 0h35m0 0h36m0 0h35m0 0h35m0 0h36m0 0h35m0 0h35m0 0h35m0 0h36m0 0h35m0 0h35m0 0h36m0 0h35m0 0h35m0 0h35m0 0v-36m0 0h36m0 0v-35m0 0 35-106m0 0v-70m0 0 35-71m0 0v-106m0 0 35-70m0 0v-71m0 0 36-70m0 0v-71m0 0 35-35m0 0v-71m0 0v-70m0 0 35-71m0 0v-35m0 0 36-71m0 0v-35m0 0v-70m0 0 35-36m0 0v-70m0 0v-36m0 0 35-35m0 0v-70m0 0v-36m0 0 35-35m0 0v-35m0 0v-71m0 0 36-35m0 0v-35m0 0v-36m0 0 35-35m0 0v-35m0 0v-35m0 0 35-36m0 0v-35m0 0v-35m0 0 36-36m0 0v-35m0 0v-35m0 0 35-35m0 0v-36m0 0v-35m0 0 35-35m0 0v-35m0 0v-36m0 0 35-35m0 0 71-247m0 0 106-176m0 0 70-141m0 0 71-142m0 0 35-105m0 0 71-106m0 0 70-106m0 0 36-71m0 0 70-70m0 0 35 176m0 0 36 141m0 0 35 141m0 0 35 142m0 0 71 70m0 0 35-35m0 0 35-71m0 0 36-70m0 0 35-71m0 0v-70m0 0 35-36m0 0 35-70m0 0 36-36m0 0 35-70m0 0 35-35m0 0v-36m0 0 36-35m0 0 35-35m0 0 35 106m0 0 35 70m0 0v71m0 0 36 70m0 0 35 36m0 0 35-36m0 0v-35m0 0 35-35m0 0 36-36m0 0v-35m0 0 35-35m0 0v-35m0 0 35-36m0 0 36-35m0 0v-35m0 0h35m0 0v70m0 0 35 36m0 0v70m0 0 35 35m0 0v36m0 0 36-36m0 0v-35m0 0 35-35m0 0 35-35m0 0v-36m0 0 36-35m0 0v-35m0 0h35m0 0v-35m0 0v35m0 0 35 35m0 0v35m0 0v36m0 0 35 35m0 0v35m0 0v-35m0 0h36m0 0v-35m0 0 35-36m0 0v-35m0 0h35m0 0v-35m0 0 35-35m0 0v35m0 0v35m0 0 36 35m0 0v36m0 0 35 35m0 0 71-141m0 0 70 70m0 0 71-105m0 0 70 70m0 0 71-70m0 0 70 35m0 0 36-35m0 0h70m0 0 35 35m0 0 36-35m0 0 70 35m0 0 36-71m0 0 35 36m0 0 35-36m0 0 35 36m0 0 36-36m0 0 35 36m0 0 35-36m0 0h36m0 0h35m0 0 35-35m0 0 35-35m0 0v-36m0 0 36-35m0 0 35-35m0 0 35-35m0 0v-36m0 0h35m0 0 36-35m0 0h35m0 0h35m0 0 36 35m0 0v-35m0 0 35 35m0 0 35-35m0 0v35m0 0h35m0 0 36 36m0 0v-36m0 0 35 36m0 0v-36m0 0h35m0 0v-35m0 0h36m0 0v-35m0 0 35-36m0 0 35-35m0 0h35m0 0v-35m0 0h36m0 0v-35m0 0h35m0 0 35-36m0 0h35m0 0v36m0 0h36m0 0h35m0 0v35m0 0v-35m0 0 35 35m0 0h36m0 0v-35m0 0h35m0 0v-36m0 0h35m0 0h35m0 0v-35m0 0 106-35m0 0 71-35m0 0 70 35m0 0 71-35m0 0 70-36m0 0 36-35">
          <text:p/>
        </draw:path>
        <draw:path draw:style-name="gr11" draw:text-style-name="P4" draw:layer="layout" svg:width="8.819cm" svg:height="4.298cm" svg:x="4.403cm" svg:y="9.246cm" svg:viewBox="0 0 8820 4299" svg:d="m0 4299h635m0 0h353m0 0h282m0 0 177-30m0 0 176-36m0 0h141m0 0h141m0 0h106m0 0h71m0 0h106m0 0h70m0 0h71m0 0h70m0 0 71-35m0 0h35m0 0h71m0 0h70m0 0h35m0 0h36m0 0h70m0 0h36m0 0h35m0 0h35m0 0h35m0 0 36-35m0 0h35m0 0h35m0 0h35m0 0h36m0 0h35m0 0h35m0 0h36m0 0h35m0 0h35m0 0h35m0 0h36m0 0h35m0 0h35m0 0h36m0 0h35m0 0h35m0 0h35m0 0v-36m0 0h36m0 0v-35m0 0 35-106m0 0v-70m0 0 35-71m0 0v-106m0 0 35-70m0 0v-71m0 0 36-70m0 0v-71m0 0 35-35m0 0v-71m0 0v-70m0 0 35-71m0 0v-35m0 0 36-71m0 0v-35m0 0v-70m0 0 35-36m0 0v-70m0 0v-36m0 0 35-35m0 0v-70m0 0v-36m0 0 35-35m0 0v-35m0 0v-71m0 0 36-35m0 0v-35m0 0v-36m0 0 35-35m0 0v-35m0 0v-35m0 0 35-36m0 0v-35m0 0v-35m0 0 36-36m0 0v-35m0 0v-35m0 0 35-35m0 0v-36m0 0v-35m0 0 35-35m0 0v-35m0 0v-36m0 0 35-35m0 0 71-247m0 0 106-176m0 0 70-71m0 0h71m0 0h35m0 0h71m0 0h70m0 0h36m0 0h70m0 0h35m0 0h36m0 0h35m0 0h35m0 0h71m0 0 35-35m0 0 35-71m0 0 36-70m0 0 35-71m0 0v-70m0 0h35m0 0h35m0 0h36m0 0h35m0 0h35m0 0h36m0 0h35m0 0h35m0 0h35m0 0h36m0 0h35m0 0 35-36m0 0v-35m0 0 35-35m0 0h36m0 0h35m0 0h35m0 0h36m0 0h35m0 0h35m0 0h35m0 0 36-36m0 0v-35m0 0h35m0 0h35m0 0h36m0 0h35m0 0h35m0 0h35m0 0v-35m0 0h36m0 0h35m0 0h35m0 0h35m0 0h36m0 0h35m0 0 71-71m0 0h70m0 0 71-35m0 0h70m0 0 71-35m0 0h70m0 0h36m0 0h70m0 0h35m0 0h36m0 0h70m0 0 36-35m0 0h35m0 0h35m0 0h35m0 0h36m0 0h35m0 0 35-36m0 0h36m0 0h35m0 0 35-35m0 0 35-35m0 0v-36m0 0 36-35m0 0 35-35m0 0 35-35m0 0h35m0 0h36m0 0h35m0 0h35m0 0h36m0 0h35m0 0h35m0 0h35m0 0h36m0 0h35m0 0v-36m0 0h35m0 0v-35m0 0h36m0 0v-35m0 0 35-36m0 0 35-35m0 0h35m0 0v-35m0 0h36m0 0h35m0 0h35m0 0h35m0 0h36m0 0h35m0 0h35m0 0h36m0 0v-35m0 0h35m0 0v-36m0 0h35m0 0h35m0 0v-35m0 0 106-35m0 0h71m0 0h70m0 0 71-35m0 0 70-36m0 0 36-35">
          <text:p/>
        </draw:path>
        <draw:frame draw:style-name="gr13" draw:text-style-name="P5" draw:layer="layout" svg:width="1.628cm" svg:height="0.42cm" svg:x="4.322cm" svg:y="13.737cm">
          <draw:text-box>
            <text:p text:style-name="P5"><text:span text:style-name="T2">1</text:span><text:span text:style-name="T2"><text:tab/></text:span><text:span text:style-name="T2"> <text:s text:c="2"/></text:span></text:p>
          </draw:text-box>
        </draw:frame>
        <draw:frame draw:style-name="gr14" draw:text-style-name="P5" draw:layer="layout" svg:width="1.628cm" svg:height="0.42cm" svg:x="6.353cm" svg:y="13.737cm">
          <draw:text-box>
            <text:p text:style-name="P5"><text:span text:style-name="T2">10</text:span><text:span text:style-name="T2"><text:tab/></text:span><text:span text:style-name="T2"> <text:s text:c="2"/></text:span></text:p>
          </draw:text-box>
        </draw:frame>
        <draw:frame draw:style-name="gr15" draw:text-style-name="P5" draw:layer="layout" svg:width="1.628cm" svg:height="0.42cm" svg:x="8.384cm" svg:y="13.737cm">
          <draw:text-box>
            <text:p text:style-name="P5"><text:span text:style-name="T2">100</text:span><text:span text:style-name="T2"><text:tab/></text:span><text:span text:style-name="T2"> <text:s text:c="2"/></text:span></text:p>
          </draw:text-box>
        </draw:frame>
        <draw:frame draw:style-name="gr16" draw:text-style-name="P5" draw:layer="layout" svg:width="1.628cm" svg:height="0.42cm" svg:x="10.415cm" svg:y="13.737cm">
          <draw:text-box>
            <text:p text:style-name="P5"><text:span text:style-name="T2">1000</text:span><text:span text:style-name="T2"><text:tab/></text:span><text:span text:style-name="T2"> <text:s text:c="2"/></text:span></text:p>
          </draw:text-box>
        </draw:frame>
        <draw:line draw:style-name="gr12" draw:text-style-name="P4" draw:layer="layout" svg:x1="5.193cm" svg:y1="9.679cm" svg:x2="6.082cm" svg:y2="9.679cm">
          <text:p/>
        </draw:line>
        <draw:frame draw:style-name="gr17" draw:text-style-name="P5" draw:layer="layout" svg:width="1.628cm" svg:height="0.42cm" svg:x="12.445cm" svg:y="13.737cm">
          <draw:text-box>
            <text:p text:style-name="P5"><text:span text:style-name="T2">10000</text:span><text:span text:style-name="T2"><text:tab/></text:span><text:span text:style-name="T2"> <text:s text:c="2"/></text:span></text:p>
          </draw:text-box>
        </draw:frame>
        <draw:line draw:style-name="gr11" draw:text-style-name="P4" draw:layer="layout" svg:x1="5.193cm" svg:y1="10.329cm" svg:x2="6.082cm" svg:y2="10.329cm">
          <text:p/>
        </draw:line>
        <draw:frame draw:style-name="gr18" draw:text-style-name="P5" draw:layer="layout" svg:width="1.628cm" svg:height="0.42cm" svg:x="6.175cm" svg:y="9.52cm">
          <draw:text-box>
            <text:p text:style-name="P5"><text:span text:style-name="T2">MMU</text:span><text:span text:style-name="T2"><text:tab/></text:span><text:span text:style-name="T2"> <text:s text:c="2"/></text:span></text:p>
          </draw:text-box>
        </draw:frame>
        <draw:frame draw:style-name="gr19" draw:text-style-name="P5" draw:layer="layout" svg:width="1.628cm" svg:height="0.42cm" svg:x="6.175cm" svg:y="10.17cm">
          <draw:text-box>
            <text:p text:style-name="P5"><text:span text:style-name="T2">BMU</text:span><text:span text:style-name="T2"><text:tab/></text:span><text:span text:style-name="T2"> <text:s text:c="2"/></text:span></text:p>
          </draw:text-box>
        </draw:frame>
        <draw:frame draw:style-name="gr20" draw:text-style-name="P5" draw:layer="layout" svg:width="1.505cm" svg:height="0.42cm" svg:x="8.225cm" svg:y="14.357cm">
          <draw:text-box>
            <text:p text:style-name="P5"><text:span text:style-name="T3">time (ms)</text:span></text:p>
          </draw:text-box>
        </draw:frame>
      </draw:page>
      <draw:page draw:name="page3" draw:style-name="dp1" draw:master-page-name="Default">
        <draw:polygon draw:style-name="gr10" draw:text-style-name="P1" draw:layer="layout" svg:width="2.5cm" svg:height="0.952cm" svg:x="11.834cm" svg:y="11.829cm" svg:viewBox="0 0 2501 953" draw:points="0,953 2501,953 2501,0 0,0">
          <text:p/>
        </draw:polygon>
        <draw:polygon draw:style-name="gr1" draw:text-style-name="P1" draw:layer="layout" svg:width="2.5cm" svg:height="0.952cm" svg:x="11.834cm" svg:y="11.829cm" svg:viewBox="0 0 2501 953" draw:points="0,953 2501,953 2501,0 0,0">
          <text:p/>
        </draw:polygon>
        <draw:polygon draw:style-name="gr21" draw:text-style-name="P1" draw:layer="layout" svg:width="2.5cm" svg:height="0.952cm" svg:x="11.834cm" svg:y="11.829cm" svg:viewBox="0 0 2501 953" draw:points="0,953 2501,953 2501,0 0,0">
          <text:p/>
        </draw:polygon>
        <draw:line draw:style-name="gr5" draw:text-style-name="P1" draw:layer="layout" svg:x1="4.018cm" svg:y1="12.306cm" svg:x2="6.24cm" svg:y2="12.306cm">
          <text:p/>
        </draw:line>
        <draw:polygon draw:style-name="gr6" draw:text-style-name="P1" draw:layer="layout" svg:width="0.171cm" svg:height="0.142cm" svg:x="6.191cm" svg:y="12.234cm" svg:viewBox="0 0 172 143" draw:points="172,72 0,143 40,72 0,0">
          <text:p/>
        </draw:polygon>
        <draw:frame draw:style-name="gr22" draw:text-style-name="P3" draw:layer="layout" svg:width="0.969cm" svg:height="0.42cm" svg:x="2.905cm" svg:y="12.137cm">
          <draw:text-box>
            <text:p text:style-name="P2"><text:span text:style-name="T1">Roots</text:span></text:p>
          </draw:text-box>
        </draw:frame>
        <draw:frame draw:style-name="gr23" draw:text-style-name="P3" draw:layer="layout" svg:width="1.436cm" svg:height="0.42cm" svg:x="10.044cm" svg:y="11.954cm">
          <draw:text-box>
            <text:p text:style-name="P2"><text:span text:style-name="T1">reference</text:span></text:p>
          </draw:text-box>
        </draw:frame>
        <draw:frame draw:style-name="gr23" draw:text-style-name="P3" draw:layer="layout" svg:width="1.436cm" svg:height="0.42cm" svg:x="4.729cm" svg:y="11.954cm">
          <draw:text-box>
            <text:p text:style-name="P2"><text:span text:style-name="T1">reference</text:span></text:p>
          </draw:text-box>
        </draw:frame>
        <draw:polygon draw:style-name="gr1" draw:text-style-name="P1" draw:layer="layout" svg:width="3.126cm" svg:height="0.952cm" svg:x="6.52cm" svg:y="11.829cm" svg:viewBox="0 0 3127 953" draw:points="0,953 3127,953 3127,0 0,0">
          <text:p/>
        </draw:polygon>
        <draw:line draw:style-name="gr24" draw:text-style-name="P1" draw:layer="layout" svg:x1="9.02cm" svg:y1="11.829cm" svg:x2="9.02cm" svg:y2="12.782cm">
          <text:p/>
        </draw:line>
        <draw:line draw:style-name="gr24" draw:text-style-name="P1" draw:layer="layout" svg:x1="8.395cm" svg:y1="11.829cm" svg:x2="8.395cm" svg:y2="12.782cm">
          <text:p/>
        </draw:line>
        <draw:line draw:style-name="gr24" draw:text-style-name="P1" draw:layer="layout" svg:x1="7.77cm" svg:y1="11.829cm" svg:x2="7.77cm" svg:y2="12.782cm">
          <text:p/>
        </draw:line>
        <draw:line draw:style-name="gr24" draw:text-style-name="P1" draw:layer="layout" svg:x1="7.144cm" svg:y1="11.829cm" svg:x2="7.144cm" svg:y2="12.782cm">
          <text:p/>
        </draw:line>
        <draw:polygon draw:style-name="gr6" draw:text-style-name="P1" draw:layer="layout" svg:width="0.797cm" svg:height="0cm" svg:x="6.834cm" svg:y="13.028cm" svg:viewBox="0 0 798 0" draw:points="798,0 0,0">
          <text:p/>
        </draw:polygon>
        <draw:line draw:style-name="gr24" draw:text-style-name="P1" draw:layer="layout" svg:x1="7.632cm" svg:y1="13.028cm" svg:x2="6.834cm" svg:y2="13.028cm">
          <text:p/>
        </draw:line>
        <draw:polygon draw:style-name="gr6" draw:text-style-name="P1" draw:layer="layout" svg:width="0.172cm" svg:height="0.142cm" svg:x="6.71cm" svg:y="12.956cm" svg:viewBox="0 0 173 143" draw:points="0,72 173,0 132,72 173,143">
          <text:p/>
        </draw:polygon>
        <draw:line draw:style-name="gr5" draw:text-style-name="P1" draw:layer="layout" svg:x1="7.632cm" svg:y1="13.028cm" svg:x2="6.834cm" svg:y2="13.028cm">
          <text:p/>
        </draw:line>
        <draw:polygon draw:style-name="gr6" draw:text-style-name="P1" draw:layer="layout" svg:width="0.086cm" svg:height="0.07cm" svg:x="6.771cm" svg:y="12.992cm" svg:viewBox="0 0 87 71" draw:points="0,36 87,0 66,36 87,71">
          <text:p/>
        </draw:polygon>
        <draw:polygon draw:style-name="gr6" draw:text-style-name="P1" draw:layer="layout" svg:width="0.797cm" svg:height="0cm" svg:x="8.5cm" svg:y="13.028cm" svg:viewBox="0 0 798 0" draw:points="0,0 798,0">
          <text:p/>
        </draw:polygon>
        <draw:line draw:style-name="gr5" draw:text-style-name="P1" draw:layer="layout" svg:x1="8.5cm" svg:y1="13.028cm" svg:x2="9.298cm" svg:y2="13.028cm">
          <text:p/>
        </draw:line>
        <draw:polygon draw:style-name="gr6" draw:text-style-name="P1" draw:layer="layout" svg:width="0.171cm" svg:height="0.142cm" svg:x="9.248cm" svg:y="12.956cm" svg:viewBox="0 0 172 143" draw:points="172,72 0,143 41,72 0,0">
          <text:p/>
        </draw:polygon>
        <draw:line draw:style-name="gr5" draw:text-style-name="P1" draw:layer="layout" svg:x1="8.5cm" svg:y1="13.028cm" svg:x2="9.298cm" svg:y2="13.028cm">
          <text:p/>
        </draw:line>
        <draw:polygon draw:style-name="gr6" draw:text-style-name="P1" draw:layer="layout" svg:width="0.086cm" svg:height="0.07cm" svg:x="9.273cm" svg:y="12.992cm" svg:viewBox="0 0 87 71" draw:points="87,36 0,71 20,36 0,0">
          <text:p/>
        </draw:polygon>
        <draw:frame draw:style-name="gr25" draw:text-style-name="P3" draw:layer="layout" svg:width="1.039cm" svg:height="0.42cm" svg:x="7.729cm" svg:y="11.416cm">
          <draw:text-box>
            <text:p text:style-name="P2"><text:span text:style-name="T1">object</text:span></text:p>
          </draw:text-box>
        </draw:frame>
        <draw:frame draw:style-name="gr26" draw:text-style-name="P3" draw:layer="layout" svg:width="0.844cm" svg:height="0.42cm" svg:x="7.764cm" svg:y="12.906cm">
          <draw:text-box>
            <text:p text:style-name="P2"><text:span text:style-name="T1">fields</text:span></text:p>
          </draw:text-box>
        </draw:frame>
        <draw:line draw:style-name="gr5" draw:text-style-name="P1" draw:layer="layout" svg:x1="9.332cm" svg:y1="12.306cm" svg:x2="11.555cm" svg:y2="12.306cm">
          <text:p/>
        </draw:line>
        <draw:polygon draw:style-name="gr6" draw:text-style-name="P1" draw:layer="layout" svg:width="0.171cm" svg:height="0.142cm" svg:x="11.506cm" svg:y="12.234cm" svg:viewBox="0 0 172 143" draw:points="172,72 0,143 41,72 0,0">
          <text:p/>
        </draw:polygon>
        <draw:frame draw:style-name="gr27" draw:text-style-name="P3" draw:layer="layout" svg:width="1.04cm" svg:height="0.42cm" svg:x="12.731cm" svg:y="11.416cm">
          <draw:text-box>
            <text:p text:style-name="P2"><text:span text:style-name="T1">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3:02:59</meta:creation-date>
    <dc:date>2015-03-22T12:45:02</dc:date>
    <dc:creator>mimis </dc:creator>
    <meta:editing-duration>PT9H15M9S</meta:editing-duration>
    <meta:editing-cycles>4</meta:editing-cycles>
    <meta:generator>LibreOffice/4.0.2.2$Linux_X86_64 LibreOffice_project/400m0$Build-2</meta:generator>
    <meta:document-statistic meta:object-count="60"/>
  </office:meta>
</office:document-meta>
</file>